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78000000438D92B1B06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1-subtitle">
      <style:graphic-properties draw:fill-color="#ffffff" draw:auto-grow-height="true" fo:min-height="16.25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text-properties fo:color="#ffffff" fo:font-family="'Tekton Pro Ext'" style:font-pitch="variable" fo:font-size="60pt" fo:text-shadow="1pt 1pt" fo:font-weight="bold" style:font-size-asian="60pt" style:font-weight-asian="bold" style:font-size-complex="60pt" style:font-weight-complex="bold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color="#ffffff" fo:font-family="'Tekton Pro Ext'" style:font-pitch="variable" fo:font-size="60pt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rogramming Languages</text:span></text:p>
            <text:p><text:span text:style-name="T1">Swamp Tour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Who Am I?</text:p>
              </text:list-item>
              <text:list-item>
                <text:p>What problem are we exploring?</text:p>
              </text:list-item>
              <text:list-item>
                <text:p>Programming Language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6.803cm" svg:height="6.857cm" svg:x="2.341cm" svg:y="9.738cm">
          <draw:text-box>
            <text:list text:style-name="L3">
              <text:list-item>
                <text:list>
                  <text:list-item>
                    <text:p><text:span text:style-name="T2">C</text:span></text:p>
                  </text:list-item>
                  <text:list-item>
                    <text:p><text:span text:style-name="T2">C++</text:span></text:p>
                  </text:list-item>
                  <text:list-item>
                    <text:p><text:span text:style-name="T2">Objective C</text:span></text:p>
                  </text:list-item>
                  <text:list-item>
                    <text:p><text:span text:style-name="T2">Go</text:span></text:p>
                  </text:list-item>
                  <text:list-item>
                    <text:p><text:span text:style-name="T2">Ruby</text:span></text:p>
                  </text:list-item>
                  <text:list-item>
                    <text:p><text:span text:style-name="T2">Pytho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116cm" svg:height="5.756cm" svg:x="14.503cm" svg:y="9.896cm">
          <draw:text-box>
            <text:list text:style-name="L3">
              <text:list-item>
                <text:list>
                  <text:list-item>
                    <text:p><text:span text:style-name="T2">Java</text:span></text:p>
                  </text:list-item>
                  <text:list-item>
                    <text:p><text:span text:style-name="T2">Scala</text:span></text:p>
                  </text:list-item>
                  <text:list-item>
                    <text:p><text:span text:style-name="T2">Javascript</text:span></text:p>
                  </text:list-item>
                  <text:list-item>
                    <text:p><text:span text:style-name="T2">CoffeeScript</text:span></text:p>
                  </text:list-item>
                  <text:list-item>
                    <text:p><text:span text:style-name="T2">Da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o Am I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Allan Davis </text:p>
              </text:list-item>
              <text:list-item>
                <text:p>Twitter: @cajun_code</text:p>
              </text:list-item>
              <text:list-item>
                <text:p>Github: cajun-code</text:p>
              </text:list-item>
              <text:list-item>
                <text:p>Bitbucket: cajun_code</text:p>
              </text:list-item>
              <text:list-item>
                <text:p>Linked-in: www.linkedin.com/in/cajuncode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mber Guessing Gam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3">Computer thinks of a number.</text:span></text:p>
              </text:list-item>
              <text:list-item>
                <text:p>You Input a number between 1 and 100</text:p>
              </text:list-item>
              <text:list-item>
                <text:p>If that is the number the computer is thinking print “You got it”</text:p>
              </text:list-item>
              <text:list-item>
                <text:p>If it is lower than the number print “Higher”</text:p>
              </text:list-item>
              <text:list-item>
                <text:p>If it's Higher than the number print “Lower”</text:p>
              </text:list-item>
              <text:list-item>
                <text:p>If the guess is wrong have the user guess aga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Developed By: Dennis Ritchie @ Bell labs</text:p>
              </text:list-item>
              <text:list-item>
                <text:p>When: 1972</text:p>
              </text:list-item>
              <text:list-item>
                <text:p>Procedural language that provides an efficient mapping to machine langu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++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eveloper: Bjarne Stroustrup @ Bell labs</text:p>
              </text:list-item>
              <text:list-item>
                <text:p>When: 1983</text:p>
              </text:list-item>
              <text:list-item>
                <text:p>Object Oriented Programming language based on 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ive C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Developer: Brad Cox and Tim Love @ Stepstone</text:p>
              </text:list-item>
              <text:list-item>
                <text:p>When: 1983</text:p>
              </text:list-item>
              <text:list-item>
                <text:p>Adding concepts from Smalltalk to 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 draw:shadow="visible" draw:shadow-offset-x="0.152cm" draw:shadow-offset-y="0.152cm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33%" draw:contrast="-41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7.999cm" svg:height="21cm" svg:x="0cm" svg:y="0cm">
        <draw:image xlink:href="Pictures/100000000000078000000438D92B1B06.jp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4" draw:text-style-name="MP3" draw:layer="backgroundobjects" svg:width="27.999cm" svg:height="21cm" svg:x="0.001cm" svg:y="0cm">
        <draw:image xlink:href="Pictures/100000000000078000000438D92B1B06.jp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1T10:48:23</meta:creation-date>
    <dc:date>2013-02-11T19:01:29</dc:date>
    <meta:editing-duration>PT27M8S</meta:editing-duration>
    <meta:editing-cycles>4</meta:editing-cycles>
    <meta:generator>LibreOffice/3.6$MacOSX_x86 LibreOffice_project/2ef5aff-a6fb0ff-166bdff-cf087ad-0f1389</meta:generator>
    <meta:document-statistic meta:object-count="63"/>
  </office:meta>
</office:document-meta>
</file>